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1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bd9e5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5c9703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4a9f" style:font-size-asian="10pt" style:font-weight-asian="normal" style:font-size-complex="10pt"/>
    </style:style>
    <style:style style:name="T21" style:family="text">
      <style:text-properties officeooo:rsid="01562745"/>
    </style:style>
    <style:style style:name="T22" style:family="text">
      <style:text-properties officeooo:rsid="015d4a9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6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GLAXO</text:user-defined></text:span><text:span text:style-name="T6">-</text:span><text:span text:style-name="T6"><text:user-defined style:data-style-name="N0" text:name="Folio1">6940, 6941, 6942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</text:span><text:span text:style-name="T9">of Shares From</text:span><text:span text:style-name="T8"> for Signature Verification</text:span></text:p>
      <text:list text:style-name="WWNum1">
        <text:list-item>
          <text:p text:style-name="P4" loext:marker-style-name="T2"><text:span text:style-name="T10"><text:user-defined style:data-style-name="N0" text:name="Company">GlaxoSmithKline Pakistan Limited</text:user-defined></text:span><text:span text:style-name="T10"><text:s/></text:span><text:span text:style-name="T11">(</text:span><text:span text:style-name="T11"><text:user-defined style:data-style-name="N0" text:name="CoTicker">GLAXO</text:user-defined></text:span><text:span text:style-name="T11">)-</text:span><text:span text:style-name="T10"> Foli</text:span><text:span text:style-name="T12">o # </text:span><text:span text:style-name="T12"><text:user-defined style:data-style-name="N0" text:name="Folio1">6940, 6941, 6942</text:user-defined></text:span></text:p>
        </text:list-item>
      </text:list>
      <text:p text:style-name="P5" loext:marker-style-name="T13"/>
      <text:p text:style-name="P1" loext:marker-style-name="T2"><text:span text:style-name="T14">Dear Sirs, </text:span><text:span text:style-name="T15"/></text:p>
      <text:p text:style-name="P6" loext:marker-style-name="T15"><text:span text:style-name="T15"/></text:p>
      <text:p text:style-name="P7" loext:marker-style-name="T2"><text:span text:style-name="T16">Referring to your letter </text:span><text:span text:style-name="T17">with following reference:</text:span></text:p>
      <text:list text:style-name="WWNum4">
        <text:list-item>
          <text:p text:style-name="P8" loext:marker-style-name="T2"><text:user-defined style:data-style-name="N0" text:name="ReferenceReceiving">CDCSR/LTC/GLAXO/1028/25</text:user-defined>.</text:p>
        </text:list-item>
      </text:list>
      <text:p text:style-name="P9" loext:marker-style-name="T2"/>
      <text:p text:style-name="P10" loext:marker-style-name="T2"><text:span text:style-name="T18">I </text:span><text:span text:style-name="T19">acknowledge </text:span><text:span text:style-name="T18">receiving</text:span><text:span text:style-name="T19"> of:</text:span></text:p>
      <text:list text:style-name="L1">
        <text:list-item>
          <text:p text:style-name="P11" loext:marker-style-name="T2"><text:span text:style-name="T20">Share </text:span><text:span text:style-name="T18">Certificate</text:span><text:span text:style-name="T20">s duly transferred into the legal heirs’ respective names. </text:span></text:p>
        </text:list-item>
      </text:list>
      <text:p text:style-name="P12" loext:marker-style-name="T2"/>
      <text:p text:style-name="P13" loext:marker-style-name="T2">Moving forward in accordance with SECP directives to convert <text:span text:style-name="T21">the above mentioned</text:span> shares into Book Entry Form, <text:span text:style-name="T21">please enclose system generated transfer </text:span><text:span text:style-name="T22">of shares form</text:span><text:span text:style-name="T21"> </text:span><text:span text:style-name="T22">relevant to</text:span><text:span text:style-name="T21"> the subject mentioned folio</text:span><text:span text:style-name="T22">s</text:span><text:span text:style-name="T21"> in response to this letter to the address listed below.</text:span></text:p>
      <text:p text:style-name="P13" loext:marker-style-name="T2"/>
      <text:p text:style-name="P14" loext:marker-style-name="T2"/>
      <text:p text:style-name="P15"/>
      <text:p text:style-name="P16">With cordial wishes, I remain,</text:p>
      <text:p text:style-name="P6"/>
      <text:p text:style-name="P1" loext:marker-style-name="T2"><text:span text:style-name="T14">Yours Faithfully, </text:span><text:span text:style-name="T15"/></text:p>
      <text:p text:style-name="P17" loext:marker-style-name="T2"/>
      <text:p text:style-name="P17" loext:marker-style-name="T2"/>
      <text:p text:style-name="P1" loext:marker-style-name="T2"><text:span text:style-name="T23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7" loext:marker-style-name="T2"/>
            <text:p text:style-name="P1" loext:marker-style-name="T2"><text:span text:style-name="T24">Muhammad Ilyas Khan</text:span><text:span text:style-name="T8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7" loext:marker-style-name="T2"/>
            <text:p text:style-name="P1" loext:marker-style-name="T2"><text:span text:style-name="T24">CNIC</text:span><text:span text:style-name="T14">: 35202-2834819-5</text:span></text:p>
            <text:p text:style-name="P18" loext:marker-style-name="T2"><text:span text:style-name="T25">Contact: </text:span><text:span text:style-name="T14">0301 443 0802</text:span></text:p>
            <text:p text:style-name="P19" loext:marker-style-name="T2"><text:span text:style-name="T24">Email</text:span><text:span text:style-name="T14">: Ilyas.Khan@yahoo.com</text:span></text:p>
          </table:table-cell>
        </table:table-row>
      </table:table>
      <text:p text:style-name="P20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9e3a5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GLAXO</text:user-defined></text:span><text:span text:style-name="MT3">-</text:span><text:span text:style-name="MT3"><text:user-defined style:data-style-name="N0" text:name="Folio1">6940, 6941, 6942</text:user-defined></text:span><text:span text:style-name="MT3">-</text:span><text:span text:style-name="MT4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2:05:54.482683700</dc:date>
    <meta:editing-cycles>682</meta:editing-cycles>
    <meta:editing-duration>P3DT10H36M36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42" meta:character-count="995" meta:non-whitespace-character-count="880"/>
    <meta:user-defined meta:name="CoTicker">GLAXO</meta:user-defined>
    <meta:user-defined meta:name="Company">GlaxoSmithKline Pakistan Limited</meta:user-defined>
    <meta:user-defined meta:name="FatherCNIC">35200-1521538-7</meta:user-defined>
    <meta:user-defined meta:name="Folio1">6940, 6941, 6942</meta:user-defined>
    <meta:user-defined meta:name="Reference" meta:value-type="string">TS-25-01</meta:user-defined>
    <meta:user-defined meta:name="ReferenceReceiving" meta:value-type="string">CDCSR/LTC/GLAXO/1028/25</meta:user-defined>
  </office:meta>
</office:document-meta>
</file>